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Kaggle</text:p>
          </draw:text-box>
        </draw:frame>
        <draw:frame presentation:style-name="pr2" draw:text-style-name="P1" draw:layer="layout" svg:width="25.199cm" svg:height="12.179cm" svg:x="1.4cm" svg:y="4.914cm" presentation:class="subtitle">
          <draw:text-box>
            <text:p>Introduction to Kaggle</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Kernels</text:p>
          </draw:text-box>
        </draw:frame>
        <draw:frame presentation:style-name="pr4" draw:layer="layout" svg:width="25.199cm" svg:height="12.179cm" svg:x="1.4cm" svg:y="4.914cm" presentation:class="outline">
          <draw:text-box>
            <text:list text:style-name="L2">
              <text:list-item>
                <text:p>Kernels (also known as notebooks) are composed of blocks (called "cells") of text and code. Each of these is editable, though you'll mainly be editing the code cells to answer some questions.</text:p>
              </text:list-item>
              <text:list-item>
                <text:p>In my understanding of kernels so far they are very similar to jupyter notebooks, they provide a basic interaction with the program challenge and can verify the solutions in a spepwise fashio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Creating cells inside kernels</text:p>
          </draw:text-box>
        </draw:frame>
        <draw:frame presentation:style-name="pr4" draw:layer="layout" svg:width="25.199cm" svg:height="12.179cm" svg:x="1.4cm" svg:y="4.914cm" presentation:class="outline">
          <draw:text-box>
            <text:list text:style-name="L2">
              <text:list-item>
                <text:p>Add a new code cell by clicking on an existing code cell, hitting the escape key, and then hitting the `a` or `b` key. <text:s/>The `a` key will add a cell above the current cell, and `b` adds a cell below.</text:p>
              </text:list-item>
              <text:list-item>
                <text:p>Another way is to use gui</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etting up the testing environment</text:p>
          </draw:text-box>
        </draw:frame>
        <draw:frame presentation:style-name="pr4" draw:layer="layout" svg:width="25.199cm" svg:height="12.179cm" svg:x="1.4cm" svg:y="4.914cm" presentation:class="outline">
          <draw:text-box>
            <text:list text:style-name="L2">
              <text:list-item>
                <text:p>Each hands-on exercise starts by setting up our feedback and code checking mechanism. Run the code cell below to do that. Then you'll be ready to move on to question 0. Put the following lines in the kernel cell</text:p>
              </text:list-item>
              <text:list-item>
                <text:p>from learntools.core import binder; binder.bind(globals())</text:p>
              </text:list-item>
              <text:list-item>
                <text:p>from learntools.python.ex1 import *</text:p>
              </text:list-item>
              <text:list-item>
                <text:p>print("Setup complete! You're ready to start question 0.")</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etting up for next exercise looks like</text:p>
          </draw:text-box>
        </draw:frame>
        <draw:frame presentation:style-name="pr4" draw:layer="layout" svg:width="25.199cm" svg:height="12.179cm" svg:x="1.4cm" svg:y="4.914cm" presentation:class="outline">
          <draw:text-box>
            <text:list text:style-name="L2">
              <text:list-item>
                <text:p># SETUP. You don't need to worry for now about what this code does or how it works.</text:p>
              </text:list-item>
              <text:list-item>
                <text:p>from learntools.core import binder; binder.bind(globals())</text:p>
              </text:list-item>
              <text:list-item>
                <text:p>from learntools.python.ex2 import *</text:p>
              </text:list-item>
              <text:list-item>
                <text:p>print('Setup complete.')</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Interacting with the kernel testing environment</text:p>
          </draw:text-box>
        </draw:frame>
        <draw:frame presentation:style-name="pr4" draw:layer="layout" svg:width="25.199cm" svg:height="12.179cm" svg:x="1.4cm" svg:y="4.914cm" presentation:class="outline">
          <draw:text-box>
            <text:list text:style-name="L2">
              <text:list-item>
                <text:p>q0.check()</text:p>
              </text:list-item>
              <text:list-item>
                <text:p>q0.hint()</text:p>
              </text:list-item>
              <text:list-item>
                <text:p>q0.solution()</text:p>
              </text:list-item>
              <text:list-item>
                <text:p>q7.simulate_one_game() # not always used</text:p>
              </text:list-item>
              <text:list-item>
                <text:p>q7.simulate(n_games=50000)</text:p>
              </text:list-item>
              <text:list-item>
                <text:p>For the next question, you'll call `q1.check()`, `q1.hint()`, `q1.solution()`, for question 5, you'll call `q5.check()`, and so o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wapping two lists</text:p>
          </draw:text-box>
        </draw:frame>
        <draw:frame presentation:style-name="pr4" draw:layer="layout" svg:width="25.199cm" svg:height="12.179cm" svg:x="1.4cm" svg:y="4.914cm" presentation:class="outline">
          <draw:text-box>
            <text:list text:style-name="L2">
              <text:list-item>
                <text:p>a, b = b, a</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ide Effects</text:p>
          </draw:text-box>
        </draw:frame>
        <draw:frame presentation:style-name="pr4" draw:layer="layout" svg:width="25.199cm" svg:height="12.179cm" svg:x="1.4cm" svg:y="4.914cm" presentation:class="outline">
          <draw:text-box>
            <text:list text:style-name="L2">
              <text:list-item>
                <text:p>Without a return statement, least_difference is completely pointless, but a function with side effects may do something useful without returning anything. We've already seen two examples of this: print() and help() don't return anything. We only call them for their side effects (putting some text on the screen). Other examples of useful side effects include writing to a file, or modifying an input.</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Specifying name of the argument</text:p>
          </draw:text-box>
        </draw:frame>
        <draw:frame presentation:style-name="pr4" draw:layer="layout" svg:width="25.199cm" svg:height="12.179cm" svg:x="1.4cm" svg:y="4.914cm" presentation:class="outline">
          <draw:text-box>
            <text:list text:style-name="L2">
              <text:list-item>
                <text:p>def greet(who="Colin"):</text:p>
              </text:list-item>
              <text:list-item>
                <text:p><text:s text:c="4"/>print("Hello,", who)</text:p>
              </text:list-item>
              <text:list-item>
                <text:p><text:s text:c="4"/></text:p>
              </text:list-item>
              <text:list-item>
                <text:p>greet()</text:p>
              </text:list-item>
              <text:list-item>
                <text:p>greet(who="Kaggle")</text:p>
              </text:list-item>
              <text:list-item>
                <text:p># (In this case, we don't need to specify the name of the argument, because it's unambiguous.)</text:p>
              </text:list-item>
              <text:list-item>
                <text:p>greet("world")</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Functions Applied to Functions</text:p>
          </draw:text-box>
        </draw:frame>
        <draw:frame presentation:style-name="pr4" draw:layer="layout" svg:width="25.199cm" svg:height="12.179cm" svg:x="1.4cm" svg:y="4.914cm" presentation:class="outline" presentation:user-transformed="true">
          <draw:text-box>
            <text:list text:style-name="L2">
              <text:list-header>
                <text:p>def mult_by_five(x):</text:p>
              </text:list-header>
              <text:list-item>
                <text:p><text:s text:c="4"/>return 5 * x</text:p>
              </text:list-item>
              <text:list-item>
                <text:p/>
              </text:list-item>
              <text:list-item>
                <text:p>def call(fn, arg):</text:p>
              </text:list-item>
              <text:list-item>
                <text:p><text:s text:c="4"/>"""Call fn on arg"""</text:p>
              </text:list-item>
              <text:list-item>
                <text:p><text:s text:c="4"/>return fn(arg)</text:p>
              </text:list-item>
              <text:list-item>
                <text:p/>
              </text:list-item>
              <text:list-item>
                <text:p>def squared_call(fn, arg):</text:p>
              </text:list-item>
              <text:list-item>
                <text:p><text:s text:c="4"/>"""Call fn on the result of calling fn on arg"""</text:p>
              </text:list-item>
              <text:list-item>
                <text:p><text:s text:c="4"/>return fn(fn(arg))</text:p>
              </text:list-item>
              <text:list-item>
                <text:p/>
              </text:list-item>
              <text:list-item>
                <text:p>print(</text:p>
              </text:list-item>
              <text:list-item>
                <text:p><text:s text:c="4"/>call(mult_by_five, 1),</text:p>
              </text:list-item>
              <text:list-item>
                <text:p><text:s text:c="4"/>squared_call(mult_by_five, 1), </text:p>
              </text:list-item>
              <text:list-item>
                <text:p><text:s text:c="4"/>sep='\n', # '\n' is the newline character - it starts a new line</text:p>
              </text:list-item>
              <text:list-item>
                <text:p>)</text:p>
              </text:list-item>
              <text:list-item>
                <text:p/>
              </text:list-item>
              <text:list-item>
                <text:p>Prints 5 and 25</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Higher Order Functions</text:p>
          </draw:text-box>
        </draw:frame>
        <draw:frame presentation:style-name="pr4" draw:layer="layout" svg:width="25.199cm" svg:height="12.179cm" svg:x="1.4cm" svg:y="4.914cm" presentation:class="outline">
          <draw:text-box>
            <text:list text:style-name="L2">
              <text:list-item>
                <text:p>#Functions that operate on other funcitons are called "Higher order functions." You probably won't write your own for a little while. But there are higher order functions built into Python that you might find useful to call.</text:p>
              </text:list-item>
              <text:list-item>
                <text:p>#Here's an interesting example using the max function.</text:p>
              </text:list-item>
              <text:list-item>
                <text:p>#By default, max returns the largest of its arguments. But if we pass in a function using the optional key argument, it returns the argument x that maximizes key(x) (aka the 'argmax').</text:p>
              </text:list-item>
              <text:list-item>
                <text:p>def mod_5(x):</text:p>
              </text:list-item>
              <text:list-item>
                <text:p><text:s text:c="4"/>"""Return the remainder of x after dividing by 5"""</text:p>
              </text:list-item>
              <text:list-item>
                <text:p><text:s text:c="4"/>return x % 5</text:p>
              </text:list-item>
              <text:list-item>
                <text:p/>
              </text:list-item>
              <text:list-item>
                <text:p>print(</text:p>
              </text:list-item>
              <text:list-item>
                <text:p><text:s text:c="4"/>'Which number is biggest?',</text:p>
              </text:list-item>
              <text:list-item>
                <text:p><text:s text:c="4"/>max(100, 51, 14),</text:p>
              </text:list-item>
              <text:list-item>
                <text:p><text:s text:c="4"/>'Which number is the biggest modulo 5?',</text:p>
              </text:list-item>
              <text:list-item>
                <text:p><text:s text:c="4"/>max(100, 51, 14, key=mod_5),</text:p>
              </text:list-item>
              <text:list-item>
                <text:p><text:s text:c="4"/>sep='\n',</text:p>
              </text:list-item>
              <text:list-item>
                <text:p>)</text:p>
              </text:list-item>
              <text:list-item>
                <text:p>Above code returns 14</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Comparisons are clever but not too much</text:p>
          </draw:text-box>
        </draw:frame>
        <draw:frame presentation:style-name="pr4" draw:layer="layout" svg:width="25.199cm" svg:height="12.179cm" svg:x="1.4cm" svg:y="4.914cm" presentation:class="outline">
          <draw:text-box>
            <text:list text:style-name="L2">
              <text:list-item>
                <text:p/>
              </text:list-item>
              <text:list-item>
                <text:p/>
              </text:list-item>
              <text:list-item>
                <text:p>Comparisons are a little bit clever...</text:p>
              </text:list-item>
              <text:list-item>
                <text:p/>
              </text:list-item>
              <text:list-item>
                <text:p>3.0 == 3</text:p>
              </text:list-item>
              <text:list-item>
                <text:p/>
              </text:list-item>
              <text:list-item>
                <text:p>True</text:p>
              </text:list-item>
              <text:list-item>
                <text:p/>
              </text:list-item>
              <text:list-item>
                <text:p>But not too clever...</text:p>
              </text:list-item>
              <text:list-item>
                <text:p/>
              </text:list-item>
              <text:list-item>
                <text:p>'3' == 3</text:p>
              </text:list-item>
              <text:list-item>
                <text:p/>
              </text:list-item>
              <text:list-item>
                <text:p>False</text:p>
              </text:list-item>
              <text:list-item>
                <text:p/>
              </text:list-item>
              <text:list-item>
                <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ython tertionary operation</text:p>
          </draw:text-box>
        </draw:frame>
        <draw:frame presentation:style-name="pr4" draw:layer="layout" svg:width="25.199cm" svg:height="12.179cm" svg:x="1.4cm" svg:y="4.914cm" presentation:class="outline">
          <draw:text-box>
            <text:list text:style-name="L2">
              <text:list-item>
                <text:p>def quiz_message(grade):</text:p>
              </text:list-item>
              <text:list-item>
                <text:p><text:s text:c="4"/>outcome = 'failed' if grade &lt; 50 else 'passed'</text:p>
              </text:list-item>
              <text:list-item>
                <text:p><text:s text:c="4"/>print('You', outcome, 'the quiz with a grade of', grade)</text:p>
              </text:list-item>
              <text:list-item>
                <text:p><text:s text:c="4"/></text:p>
              </text:list-item>
              <text:list-item>
                <text:p>quiz_message(45)</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Python Lists</text:p>
          </draw:text-box>
        </draw:frame>
        <draw:frame presentation:style-name="pr4" draw:layer="layout" svg:width="25.199cm" svg:height="12.179cm" svg:x="1.4cm" svg:y="4.914cm" presentation:class="outline">
          <draw:text-box>
            <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16:15:17.848014758</meta:creation-date>
    <dc:date>2019-05-27T21:58:47.912734506</dc:date>
    <meta:editing-duration>PT5H5M18S</meta:editing-duration>
    <meta:editing-cycles>19</meta:editing-cycles>
    <meta:generator>LibreOffice/5.1.6.2$Linux_X86_64 LibreOffice_project/10m0$Build-2</meta:generator>
    <meta:document-statistic meta:object-count="85"/>
  </office:meta>
</office:document-meta>
</file>